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742" officeooo:paragraph-rsid="00117742"/>
    </style:style>
    <style:style style:name="T1" style:family="text">
      <style:text-properties officeooo:rsid="001177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Step 1: Extracting basic COVID-19 case and death data</text:p>
      <text:p text:style-name="Standard">SELECT </text:p>
      <text:p text:style-name="Standard"><text:s text:c="4"/>country_name, </text:p>
      <text:p text:style-name="Standard"><text:s text:c="4"/>date, </text:p>
      <text:p text:style-name="Standard"><text:s text:c="4"/>cumulative_confirmed, </text:p>
      <text:p text:style-name="Standard"><text:s text:c="4"/>cumulative_deceased</text:p>
      <text:p text:style-name="Standard">FROM </text:p>
      <text:p text:style-name="Standard"><text:s text:c="4"/>`bigquery-public-data.covid19_open_data.covid19_open_data`</text:p>
      <text:p text:style-name="Standard">WHERE </text:p>
      <text:p text:style-name="Standard"><text:s text:c="4"/>country_name = 'India'</text:p>
      <text:p text:style-name="Standard"><text:s text:c="4"/>AND cumulative_confirmed IS NOT NULL</text:p>
      <text:p text:style-name="Standard">ORDER BY </text:p>
      <text:p text:style-name="Standard"><text:s text:c="4"/>date DESC</text:p>
      <text:p text:style-name="Standard">LIMIT 10;</text:p>
      <text:p text:style-name="Standard"/>
      <text:p text:style-name="Standard">-- Step <text:span text:style-name="T1">2</text:span>: Calculating the Death Percentage in India</text:p>
      <text:p text:style-name="Standard">SELECT </text:p>
      <text:p text:style-name="Standard"><text:s text:c="4"/>country_name, </text:p>
      <text:p text:style-name="Standard"><text:s text:c="4"/>date, </text:p>
      <text:p text:style-name="Standard"><text:s text:c="4"/>cumulative_confirmed AS total_cases, </text:p>
      <text:p text:style-name="Standard"><text:s text:c="4"/>cumulative_deceased AS total_deaths, </text:p>
      <text:p text:style-name="Standard"><text:s text:c="4"/>(cumulative_deceased / cumulative_confirmed) * 100 AS death_percentage</text:p>
      <text:p text:style-name="Standard">FROM </text:p>
      <text:p text:style-name="Standard"><text:s text:c="4"/>`bigquery-public-data.covid19_open_data.covid19_open_data`</text:p>
      <text:p text:style-name="Standard">WHERE </text:p>
      <text:p text:style-name="Standard"><text:s text:c="4"/>country_name = 'India'</text:p>
      <text:p text:style-name="Standard"><text:s text:c="4"/>AND cumulative_confirmed &gt; 0</text:p>
      <text:p text:style-name="Standard">ORDER BY </text:p>
      <text:p text:style-name="Standard"><text:s text:c="4"/>date DESC</text:p>
      <text:p text:style-name="Standard">LIMIT 10;</text:p>
      <text:p text:style-name="Standard"/>
      <text:p text:style-name="P1">-- Step 3: Finding Countries with the Highest Infection Rate compared to Population</text:p>
      <text:p text:style-name="P1">SELECT </text:p>
      <text:p text:style-name="P1"><text:s text:c="4"/>country_name, </text:p>
      <text:p text:style-name="P1"><text:s text:c="4"/>MAX(population) AS total_population,</text:p>
      <text:p text:style-name="P1"><text:s text:c="4"/>MAX(cumulative_confirmed) AS highest_infection_count, <text:s/></text:p>
      <text:p text:style-name="P1"><text:s text:c="4"/>MAX((cumulative_confirmed / population)) * 100 AS percent_population_infected</text:p>
      <text:p text:style-name="P1">FROM </text:p>
      <text:p text:style-name="P1"><text:s text:c="4"/>`bigquery-public-data.covid19_open_data.covid19_open_data`</text:p>
      <text:p text:style-name="P1">WHERE </text:p>
      <text:p text:style-name="P1"><text:s text:c="4"/>population IS NOT NULL </text:p>
      <text:p text:style-name="P1"><text:s text:c="4"/>AND cumulative_confirmed IS NOT NULL</text:p>
      <text:p text:style-name="P1">GROUP BY </text:p>
      <text:p text:style-name="P1"><text:s text:c="4"/>country_name</text:p>
      <text:p text:style-name="P1">ORDER BY </text:p>
      <text:p text:style-name="P1"><text:s text:c="4"/>percent_population_infected DESC</text:p>
      <text:p text:style-name="P1">LIMIT 20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-- Step 4: Using a Window Function to calculate a Rolling Total</text:p>
      <text:p text:style-name="P1">SELECT </text:p>
      <text:p text:style-name="P1"><text:s text:c="4"/>country_name, </text:p>
      <text:p text:style-name="P1"><text:s text:c="4"/>date, </text:p>
      <text:p text:style-name="P1"><text:s text:c="4"/>new_confirmed,</text:p>
      <text:p text:style-name="P1"><text:s text:c="4"/>SUM(new_confirmed) OVER (PARTITION BY country_name ORDER BY date) AS rolling_total_cases</text:p>
      <text:p text:style-name="P1">FROM </text:p>
      <text:p text:style-name="P1"><text:s text:c="4"/>`bigquery-public-data.covid19_open_data.covid19_open_data`</text:p>
      <text:p text:style-name="P1">WHERE </text:p>
      <text:p text:style-name="P1"><text:s text:c="4"/>country_name = 'India'</text:p>
      <text:p text:style-name="P1"><text:s text:c="4"/>AND aggregation_level = 0 <text:s/>-- This ensures we only get the national total, not individual states</text:p>
      <text:p text:style-name="P1"><text:s text:c="4"/>AND new_confirmed &gt; 0 <text:s text:c="5"/>-- This skips the early pandemic days when cases were zero</text:p>
      <text:p text:style-name="P1">ORDER BY </text:p>
      <text:p text:style-name="P1"><text:s text:c="4"/>date</text:p>
      <text:p text:style-name="P1">LIMIT 2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6T22:14:28.499000000</meta:creation-date>
    <dc:date>2026-02-26T22:19:00.090000000</dc:date>
    <meta:editing-duration>PT4M34S</meta:editing-duration>
    <meta:editing-cycles>1</meta:editing-cycles>
    <meta:generator>Trio_Office/6.2.8.2$Windows_x86 LibreOffice_project/</meta:generator>
    <meta:document-statistic meta:table-count="0" meta:image-count="0" meta:object-count="0" meta:page-count="2" meta:paragraph-count="60" meta:word-count="190" meta:character-count="1744" meta:non-whitespace-character-count="1438"/>
  </office:meta>
</office:document-meta>
</file>